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12cb6" officeooo:paragraph-rsid="00112cb6" style:font-weight-asian="bold" style:font-weight-complex="bold"/>
    </style:style>
    <style:style style:name="P3" style:family="paragraph" style:parent-style-name="Standard">
      <style:text-properties fo:font-style="italic" officeooo:rsid="00129541" style:font-style-asian="italic" style:font-style-complex="italic"/>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officeooo:paragraph-rsid="0023516b" style:font-weight-asian="normal" style:font-weight-complex="normal"/>
    </style:style>
    <style:style style:name="P6" style:family="paragraph" style:parent-style-name="Text_20_body" style:list-style-name="L1"/>
    <style:style style:name="P7" style:family="paragraph" style:parent-style-name="Text_20_body">
      <style:text-properties fo:font-style="italic" style:font-style-asian="italic" style:font-style-complex="italic"/>
    </style:style>
    <style:style style:name="P8" style:family="paragraph" style:parent-style-name="Text_20_body" style:list-style-name="L1">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paragraph-rsid="00129541" style:font-style-asian="normal" style:font-style-complex="normal"/>
    </style:style>
    <style:style style:name="P11" style:family="paragraph" style:parent-style-name="Text_20_body" style:list-style-name="L2">
      <style:text-properties fo:font-style="normal" style:font-style-asian="normal" style:font-style-complex="normal"/>
    </style:style>
    <style:style style:name="P12" style:family="paragraph" style:parent-style-name="Text_20_body">
      <style:text-properties fo:font-style="normal" style:text-underline-style="solid" style:text-underline-width="auto" style:text-underline-color="font-color" fo:font-weight="normal" officeooo:rsid="001f036c" officeooo:paragraph-rsid="001f036c" style:font-style-asian="normal" style:font-weight-asian="normal" style:font-style-complex="normal" style:font-weight-complex="normal"/>
    </style:style>
    <style:style style:name="P13" style:family="paragraph" style:parent-style-name="Text_20_body">
      <style:text-properties style:text-underline-style="none" fo:font-weight="normal" style:font-weight-asian="normal" style:font-weight-complex="normal"/>
    </style:style>
    <style:style style:name="P14" style:family="paragraph" style:parent-style-name="Text_20_body" style:list-style-name="L3"/>
    <style:style style:name="P15" style:family="paragraph" style:parent-style-name="Text_20_body">
      <style:text-properties officeooo:paragraph-rsid="0023516b"/>
    </style:style>
    <style:style style:name="T1" style:family="text">
      <style:text-properties officeooo:rsid="00129541"/>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20af71" style:font-style-asian="italic" style:font-style-complex="italic"/>
    </style:style>
    <style:style style:name="T5" style:family="text">
      <style:text-properties fo:font-style="italic" officeooo:rsid="00210030"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officeooo:rsid="0020af71" style:font-style-asian="italic" style:font-style-complex="italic"/>
    </style:style>
    <style:style style:name="T8" style:family="text">
      <style:text-properties style:font-name="Times New Roman"/>
    </style:style>
    <style:style style:name="T9" style:family="text">
      <style:text-properties officeooo:rsid="00149989"/>
    </style:style>
    <style:style style:name="T10" style:family="text">
      <style:text-properties officeooo:rsid="00163af8"/>
    </style:style>
    <style:style style:name="T11" style:family="text">
      <style:text-properties fo:font-style="normal" style:font-style-asian="normal" style:font-style-complex="normal"/>
    </style:style>
    <style:style style:name="T12" style:family="text">
      <style:text-properties fo:font-style="normal" officeooo:rsid="001eddf9" style:font-style-asian="normal" style:font-style-complex="normal"/>
    </style:style>
    <style:style style:name="T13" style:family="text">
      <style:text-properties fo:font-style="normal" officeooo:rsid="001f036c"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18a143" style:font-style-asian="normal" style:font-weight-asian="normal" style:font-style-complex="normal" style:font-weight-complex="normal"/>
    </style:style>
    <style:style style:name="T16" style:family="text">
      <style:text-properties fo:font-style="normal" style:text-underline-style="none" fo:font-weight="normal" officeooo:rsid="001cce38" style:font-style-asian="normal" style:font-weight-asian="normal" style:font-style-complex="normal" style:font-weight-complex="normal"/>
    </style:style>
    <style:style style:name="T17" style:family="text">
      <style:text-properties officeooo:rsid="001ace15"/>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f036c"/>
    </style:style>
    <style:style style:name="T20" style:family="text">
      <style:text-properties officeooo:rsid="00210030"/>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23516b" style:font-weight-asian="normal" style:font-weight-complex="normal"/>
    </style:style>
    <style:style style:name="T23" style:family="text">
      <style:text-properties officeooo:rsid="0023516b"/>
    </style:style>
    <style:style style:name="T24" style:family="text">
      <style:text-properties officeooo:rsid="0025d8d5"/>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p>
      <text:p text:style-name="Standard"/>
      <text:p text:style-name="P1">Describe the role of security managers in establishing policies and maintaining standards in ethical issues within the workplace.</text:p>
      <text:p text:style-name="P3"/>
      <text:p text:style-name="P10"><text:tab/>Security managers play a <text:span text:style-name="T17">integral </text:span>role in establishing policies and maintaining standards in ethical issues within the workplace. <text:span text:style-name="T1">The book states that “a security manager is a person who protects identified assets through personnel, procedures, and systems under his or her control.” </text:span><text:span text:style-name="T8">(McCrie, 2015) </text:span>They are responsible for identifying potential risks and threats to the organization's security <text:span text:style-name="T10">while</text:span> developing strategies to mitigate them. This includes developing policies and procedures that address ethical issues related to employee behavior.</text:p>
      <text:p text:style-name="P9"><text:span text:style-name="T9"><text:tab/>A</text:span> security manager must ensure policies are communicated to employees and <text:span text:style-name="T9">are</text:span> enforced. This <text:span text:style-name="T9">can be </text:span>training employees on policies and procedures and providing guidance.</text:p>
      <text:p text:style-name="P9"><text:tab/>In addition to policies and standards, security managers <text:span text:style-name="T9">may also</text:span> play a role in investigating and resolving ethical <text:span text:style-name="T17">issues</text:span>. They <text:span text:style-name="T9">can</text:span> conduct investigations, gather evidence, and work with legal <text:span text:style-name="T9">and</text:span> human resources to ensure appropriate disciplinary action.</text:p>
      <text:p text:style-name="Standard">McCrie, R. (2015). <text:span text:style-name="T2">Security Operations Management</text:span>. Butterworth-Heinemann.</text:p>
      <text:p text:style-name="Standard"><text:tab/></text:p>
      <text:p text:style-name="Standard"/>
      <text:p text:style-name="P1">Describe in your own words the connections between situational crime prevention and research applications for loss problems or concerns. Provide examples of situational crimes prevention in Cybersecurity</text:p>
      <text:p text:style-name="P1">(Hint: Box 1.3 on p. 18). </text:p>
      <text:p text:style-name="P1"/>
      <text:p text:style-name="Text_20_body"><text:span text:style-name="T14"><text:tab/>Situational crime prevention aims to prevent crim</text:span><text:span text:style-name="T16">e</text:span><text:span text:style-name="T14"> by reducing opportunities </text:span><text:span text:style-name="T16">of</text:span><text:span text:style-name="T14"> </text:span><text:span text:style-name="T16">the </text:span><text:span text:style-name="T14">crime. It is based on the idea that crime is not </text:span><text:span text:style-name="T15">only</text:span><text:span text:style-name="T14"> a result of individual </text:span><text:span text:style-name="T16">behavior</text:span><text:span text:style-name="T14">, but </text:span><text:span text:style-name="T15">can also be</text:span><text:span text:style-name="T14"> influenced by </text:span><text:span text:style-name="T16">the environment.</text:span><text:span text:style-name="T14"> </text:span><text:span text:style-name="T11">Research applications for loss problems or concerns </text:span><text:span text:style-name="T13">can </text:span><text:span text:style-name="T11">benefit from situational crime prevention by identifying </text:span><text:span text:style-name="T12">crime</text:span><text:span text:style-name="T11"> and designing </text:span><text:span text:style-name="T12">remediation</text:span><text:span text:style-name="T11">. </text:span></text:p>
      <text:p text:style-name="P12">Situational Crime Prevention Examples:</text:p>
      <text:list xml:id="list2337829150" text:style-name="L1">
        <text:list-item>
          <text:p text:style-name="P8"><text:span text:style-name="T18">Access controls</text:span>: Restricting access to systems, such as using passwords, two-factor authentication, or bio-metric identification.</text:p>
        </text:list-item>
        <text:list-item>
          <text:p text:style-name="P8"><text:span text:style-name="T18">Encryption</text:span>: Protecting data by encrypting it, making it unreadable to anyone who does not have the decryption key. </text:p>
        </text:list-item>
        <text:list-item>
          <text:p text:style-name="P6"><text:span text:style-name="T6">Firewalls / </text:span><text:span text:style-name="T7">Intrusion Prevention System</text:span><text:span text:style-name="T3">: Preventing unauthorized access to a network by blocking traffic from unauthorized sources </text:span><text:span text:style-name="T4">and analyzing approved traffic contents.</text:span></text:p>
        </text:list-item>
        <text:list-item>
          <text:p text:style-name="P8"><text:span text:style-name="T19">E</text:span><text:span text:style-name="T18">ducation:</text:span> Educating employees about the risks of cybercrime and how to identify and avoid phishing emails, malware, and other types of cyberattacks.</text:p>
        </text:list-item>
      </text:list>
      <text:p text:style-name="P7"/>
      <text:p text:style-name="P1"/>
      <text:p text:style-name="P1"><text:soft-page-break/></text:p>
      <text:p text:style-name="P1">Why was the Rand Report so influential on security practices and cybersecurity specifically? Suggest good practices noted in the report for cybersecurity operation (i.e. people, policy and practices)</text:p>
      <text:p text:style-name="P1"/>
      <text:p text:style-name="P1"/>
      <text:p text:style-name="P13"/>
      <text:p text:style-name="P9">The <text:span text:style-name="T20">Rand R</text:span>eport was <text:span text:style-name="T20">influential</text:span> because it influenced the development of security practices and policies by highlighting the need for strong security measures to protect sensitive information. This included the importance of access controls, monitoring and logging, and incident response procedures.</text:p>
      <text:p text:style-name="P9">Some of the good practices noted in the report for cybersecurity operations include:</text:p>
      <text:list xml:id="list3093006016" text:style-name="L2">
        <text:list-item>
          <text:p text:style-name="P11"><text:span text:style-name="T18">Encryption</text:span>: The use of encryption to protect sensitive information such as passwords, financial data, and personal information.</text:p>
        </text:list-item>
        <text:list-item>
          <text:p text:style-name="P11"><text:span text:style-name="T18">Access controls</text:span>: Restricting access to sensitive data and systems to authorized personnel only, using strong passwords, and implementing two-factor authentication.</text:p>
        </text:list-item>
        <text:list-item>
          <text:p text:style-name="P11"><text:span text:style-name="T18">Monitoring and logging</text:span>: Monitoring system activity and logging all events for analysis and investigation in case of an incident.</text:p>
        </text:list-item>
        <text:list-item>
          <text:p text:style-name="P11"><text:span text:style-name="T18">Incident response</text:span>: Having a clear incident response plan in place, which includes procedures for identifying, containing, and remedying security incidents.</text:p>
        </text:list-item>
        <text:list-item>
          <text:p text:style-name="P11"><text:span text:style-name="T18">User education and awareness</text:span>: Educating employees about the importance of cybersecurity and their role in protecting sensitive information, such as avoiding clicking on suspicious links and reporting any security incidents.</text:p>
        </text:list-item>
      </text:list>
      <text:p text:style-name="P9"/>
      <text:p text:style-name="P4">Ware, Willis H. <text:span text:style-name="T24">(1979) </text:span><text:span text:style-name="T3">Security Controls for Computer Systems: Report of Defense Science Board Task Force on Computer Security</text:span>. Santa Monica, CA: RAND Corporation, 1979. https://www.rand.org/pubs/reports/R609-1.html</text:p>
      <text:p text:style-name="P1"/>
      <text:p text:style-name="P1"/>
      <text:p text:style-name="P2">Research an academic or industry type article about effective cybersecurity operation practices. Describe the practices and the value that the organization can gain from adopting these practices.</text:p>
      <text:p text:style-name="P1"/>
      <text:p text:style-name="P15"><text:span text:style-name="T21">One academic article that discusses effective cybersecurity operations practices is "Ubiquitous Connectivity and Threats: Architecting The Next Generation Cyber Security Operations" by McCallam </text:span><text:span text:style-name="T22">and </text:span><text:span text:style-name="T21">Frazier, </text:span><text:span text:style-name="T22">2017</text:span><text:span text:style-name="T21">. </text:span>The authors surveyed existing literature on cybersecurity operations and identified five key practices that organizations should adopt to enhance their cybersecurity posture.</text:p>
      <text:list xml:id="list876051268" text:style-name="L3">
        <text:list-item>
          <text:p text:style-name="P14"><text:span text:style-name="T18">Continuous monitoring</text:span>: Organizations should continuously monitor their systems and networks to detect and respond to security incidents in real-time.</text:p>
        </text:list-item>
        <text:list-item>
          <text:p text:style-name="P14"><text:span text:style-name="T18">Threat intelligence</text:span>: Organizations should leverage threat intelligence sources, such as security vendor reports and government alerts, to stay informed of the latest threats and vulnerabilities.</text:p>
        </text:list-item>
        <text:list-item>
          <text:p text:style-name="P14"><text:soft-page-break/><text:span text:style-name="T18">Incident response</text:span>: Organizations should have a well-defined incident response plan that outlines the roles and responsibilities of various stakeholders and provides a clear road map for responding to incidents.</text:p>
        </text:list-item>
        <text:list-item>
          <text:p text:style-name="P14"><text:span text:style-name="T18">Training</text:span>: Organizations should provide regular cybersecurity training and awareness programs to their employees to ensure they are informed of the latest threats and best practices.</text:p>
        </text:list-item>
        <text:list-item>
          <text:p text:style-name="P14"><text:span text:style-name="T18">Collaboration</text:span>: Organizations should collaborate with other industry peers and government agencies to share threat intelligence and best practices.</text:p>
        </text:list-item>
      </text:list>
      <text:p text:style-name="P1"/>
      <text:p text:style-name="P1"/>
      <text:p text:style-name="P5">McCallam <text:span text:style-name="T24">D.</text:span>, Frazier <text:span text:style-name="T24">P.,</text:span> and Savold <text:span text:style-name="T24">R.</text:span>, <text:span text:style-name="T24">(2017) </text:span><text:span text:style-name="T3">Ubiquitous Connectivity and Threats: Architecting The Next Generation Cyber Security Operations,"</text:span><text:span text:style-name="Emphasis">IEEE 7th Annual International Conference on CYBER Technology in Automation, Control, and Intelligent Systems (CYBER)</text:span>, Honolulu, HI, USA, 2017, pp. 1506-1509, doi: 10.1109/CYBER.2017.844648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3T21:49:12.628620362</meta:creation-date>
    <dc:date>2023-03-14T23:20:31.377313929</dc:date>
    <meta:editing-duration>PT23H41M37S</meta:editing-duration>
    <meta:editing-cycles>17</meta:editing-cycles>
    <meta:generator>LibreOffice/6.4.7.2$Linux_X86_64 LibreOffice_project/40$Build-2</meta:generator>
    <meta:document-statistic meta:table-count="0" meta:image-count="0" meta:object-count="0" meta:page-count="3" meta:paragraph-count="32" meta:word-count="794" meta:character-count="5793" meta:non-whitespace-character-count="5034"/>
  </office:meta>
</office:document-meta>
</file>